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Output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OutputMode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Output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onOutputModel.ActionOutpu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onOutputMode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OutputModel.ActionOutputModel( String name , String type , boolean is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onOutputModel.get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OutputModel.setNullable( boolean null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